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490ac" officeooo:paragraph-rsid="001490ac"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490ac" officeooo:paragraph-rsid="001490ac"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490ac" officeooo:paragraph-rsid="00157b13"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490ac" officeooo:paragraph-rsid="0016f26d" style:font-weight-asian="normal" style:font-weight-complex="normal"/>
    </style:style>
    <style:style style:name="T1" style:family="text">
      <style:text-properties officeooo:rsid="00153d44"/>
    </style:style>
    <style:style style:name="T2" style:family="text">
      <style:text-properties officeooo:rsid="00154a74"/>
    </style:style>
    <style:style style:name="T3" style:family="text">
      <style:text-properties officeooo:rsid="00157b13"/>
    </style:style>
    <style:style style:name="T4" style:family="text">
      <style:text-properties officeooo:rsid="0016f26d"/>
    </style:style>
    <style:style style:name="T5" style:family="text">
      <style:text-properties fo:font-style="italic" officeooo:rsid="00154a74"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at Blonde Girl</text:p>
      <text:p text:style-name="P2"><text:tab/>I met this girl at circa March 2006, I think. At first, I must admit, I haven't noticed her beauty. It was covered under the guise of your atypical girl next door, that you've known for years, yet somehow chose to ignore. <text:span text:style-name="T1">But as many of my relations in life, this was a uni-direction one, my favourite kind, the unrequited love. It would seem to be the only kind I deserve. Probably a punishment for being a gamer.</text:span></text:p>
      <text:p text:style-name="P3"><text:tab/><text:span text:style-name="T1">This double edge sword came to my rescue once, as I was able to dodge a smothering crazy female canine whom I attracted by mistake - god damn army haircut. But this is the way things usually works with me and many of my fellow brethren. The object of desire is usually fixed on the unattainable. Once becoming attainable or rarely when it is attained, there is a shift of focus, to the next challenge. It happened to me with each iteration of game consoles that came from Sony (U133r 605u &amp; Obliterator666 on PSN FTW), and this used to be the case with CPUs and GPUs. </text:span></text:p>
      <text:p text:style-name="P2"><text:tab/><text:span text:style-name="T1">This digression is not without faults, as one might assume that when the object of desire will care to make herself attainable, such a shift of focus might repeat itself. This is one Moebius ring or rather an infinite loop my fate is bound for. I am my very own arrow in the ankle, a gravity force-field anchor in the sky, the very SIN from Final Fantasy X. Not including, though not irrelevant to the case, the issues the protagonist has with his father. I don't want to walk in his shadow, but now the pull of gravity might beckon me to a nearby docking station.</text:span></text:p>
      <text:p text:style-name="P3"><text:tab/><text:span text:style-name="T3">I would have returned to the original topic, but this piece is ruined by now, and if the object of desire were present in this very room, she would have been insulted of the lame attempt. Nothing personal but a drift of this kind is more suitable to a certain heroine drifter of mine. Maybe she's a window to my soul, so I can clear a skeleton or two from my closet. I wonder how many she has at her disposal, though. I meant the O.o.D – Object of Desire. She's clearly not untainted in that regard.</text:span></text:p>
      <text:p text:style-name="P4"><text:tab/><text:span text:style-name="T2">This piece has lost its entire original meaning by contemporary issues the implied and non implied author is having. Sometimes I lose focus, on no one's fault but my own, thanks Marv, from Sin City, I owe you one. I built two worlds, I can crush them down with my pen or my </text:span><text:span text:style-name="T5">Zboard</text:span><text:span text:style-name="T2"> replacement anytime. &lt;An alien/Naz'gul cry&gt; I dare you, double dare, quadruple dare you not to ask me what this sounds like. Voice limitations of the written media apply here. <text:s/>This page cannot contain me, nothing ever wi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3-11-08T01:38:07.725583875</meta:creation-date>
    <dc:date>2013-11-08T02:34:32.772844928</dc:date>
    <dc:creator>OoZooL </dc:creator>
    <meta:editing-duration>PT52M48S</meta:editing-duration>
    <meta:editing-cycles>5</meta:editing-cycles>
    <meta:generator>LibreOffice/4.1.3.2$Linux_X86_64 LibreOffice_project/410$Build-2</meta:generator>
    <meta:document-statistic meta:table-count="0" meta:image-count="0" meta:object-count="0" meta:page-count="1" meta:paragraph-count="6" meta:word-count="481" meta:character-count="2573" meta:non-whitespace-character-count="2090"/>
  </office:meta>
</office:document-meta>
</file>